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 style:list-style-name="L1">
      <style:text-properties officeooo:rsid="0016781b" officeooo:paragraph-rsid="0016781b"/>
    </style:style>
    <style:style style:name="P3" style:family="paragraph" style:parent-style-name="Text_20_body" style:list-style-name="L1">
      <style:text-properties officeooo:rsid="00173523" officeooo:paragraph-rsid="00173523"/>
    </style:style>
    <style:style style:name="P4" style:family="paragraph" style:parent-style-name="Title">
      <style:text-properties officeooo:rsid="0014d464" officeooo:paragraph-rsid="0014d464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officeooo:rsid="0014cbb5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14cbb5" style:font-size-asian="7pt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list 2</text:p>
      <text:list xml:id="list4121215657" text:style-name="L1">
        <text:list-item>
          <text:p text:style-name="P2">Which editor to user? <text:s/>(vi?)</text:p>
        </text:list-item>
        <text:list-item>
          <text:p text:style-name="P3">Does the C-compiler work?</text:p>
        </text:list-item>
        <text:list-item>
          <text:p text:style-name="P3"/>
        </text:list-item>
        <text:list-item>
          <text:p text:style-name="P2">xxxx</text:p>
        </text:list-item>
        <text:list-item>
          <text:p text:style-name="P2">xxx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0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2:10:00.466461787</dc:date>
    <meta:editing-duration>PT17M14S</meta:editing-duration>
    <meta:editing-cycles>5</meta:editing-cycles>
    <meta:document-statistic meta:table-count="0" meta:image-count="0" meta:object-count="0" meta:page-count="1" meta:paragraph-count="8" meta:word-count="100" meta:character-count="624" meta:non-whitespace-character-count="464"/>
  </office:meta>
</office:document-meta>
</file>